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f0e97" officeooo:paragraph-rsid="001f0e97"/>
    </style:style>
    <style:style style:name="P2" style:family="paragraph" style:parent-style-name="Standard">
      <style:paragraph-properties fo:text-align="justify" style:justify-single-word="false" fo:text-indent="1.27cm" style:auto-text-indent="false"/>
      <style:text-properties officeooo:rsid="001f0e97" officeooo:paragraph-rsid="001f0e97"/>
    </style:style>
    <style:style style:name="P3" style:family="paragraph" style:parent-style-name="Standard">
      <style:paragraph-properties fo:margin-left="1.27cm" fo:text-align="justify" style:justify-single-word="false" fo:text-indent="-1.27cm" style:auto-text-indent="false">
        <style:tab-stops/>
      </style:paragraph-properties>
      <style:text-properties officeooo:rsid="001f0e97" officeooo:paragraph-rsid="001f0e97"/>
    </style:style>
    <style:style style:name="P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0e97" officeooo:paragraph-rsid="001f0e97"/>
    </style:style>
    <style:style style:name="P5" style:family="paragraph" style:parent-style-name="Standard" style:master-page-name="">
      <loext:graphic-properties draw:fill="none"/>
      <style:paragraph-properties fo:margin-left="5.5cm" fo:margin-right="0cm" fo:text-align="justify" style:justify-single-word="false" fo:text-indent="0cm" style:auto-text-indent="false" style:page-number="auto" fo:background-color="transparent">
        <style:tab-stops/>
      </style:paragraph-properties>
      <style:text-properties officeooo:rsid="001f0e97" officeooo:paragraph-rsid="001f0e97"/>
    </style:style>
    <style:style style:name="P6" style:family="paragraph" style:parent-style-name="Standard">
      <loext:graphic-properties draw:fill="none"/>
      <style:paragraph-properties fo:margin-left="5.5cm" fo:margin-right="0cm" fo:text-align="justify" style:justify-single-word="false" fo:text-indent="0cm" style:auto-text-indent="false" fo:background-color="transparent">
        <style:tab-stops/>
      </style:paragraph-properties>
      <style:text-properties officeooo:rsid="001f0e97" officeooo:paragraph-rsid="001f0e97"/>
    </style:style>
    <style:style style:name="P7" style:family="paragraph" style:parent-style-name="Standard" style:master-page-name="">
      <loext:graphic-properties draw:fill="none"/>
      <style:paragraph-properties fo:margin-left="0.101cm" fo:margin-right="1.101cm" fo:text-align="justify" style:justify-single-word="false" fo:text-indent="0.9cm" style:auto-text-indent="false" style:page-number="auto" fo:background-color="transparent"/>
      <style:text-properties officeooo:rsid="001f0e97" officeooo:paragraph-rsid="001f0e97"/>
    </style:style>
    <style:style style:name="P8" style:family="paragraph" style:parent-style-name="Standard" style:master-page-name="">
      <loext:graphic-properties draw:fill="none"/>
      <style:paragraph-properties fo:margin-left="2cm" fo:margin-right="1.101cm" fo:text-align="justify" style:justify-single-word="false" fo:text-indent="-1cm" style:auto-text-indent="false" style:page-number="auto" fo:background-color="transparent">
        <style:tab-stops/>
      </style:paragraph-properties>
      <style:text-properties officeooo:rsid="001f0e97" officeooo:paragraph-rsid="001f0e97"/>
    </style:style>
    <style:style style:name="P9" style:family="paragraph" style:parent-style-name="Standard">
      <loext:graphic-properties draw:fill="none"/>
      <style:paragraph-properties fo:margin-left="2cm" fo:margin-right="1.101cm" fo:text-align="justify" style:justify-single-word="false" fo:text-indent="-1cm" style:auto-text-indent="false" fo:background-color="transparent">
        <style:tab-stops/>
      </style:paragraph-properties>
      <style:text-properties officeooo:rsid="001f0e97" officeooo:paragraph-rsid="001f0e97"/>
    </style:style>
    <style:style style:name="P10" style:family="paragraph" style:parent-style-name="Standard" style:master-page-name="">
      <loext:graphic-properties draw:fill="none"/>
      <style:paragraph-properties fo:margin-left="0cm" fo:margin-right="0cm" fo:text-align="start" style:justify-single-word="false" fo:text-indent="0cm" style:auto-text-indent="false" style:page-number="auto" fo:break-before="page" fo:background-color="transparent">
        <style:tab-stops/>
      </style:paragraph-properties>
      <style:text-properties officeooo:rsid="001f0e97" officeooo:paragraph-rsid="001f0e97"/>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rsid="001fa24d" officeooo:paragraph-rsid="001fa24d"/>
    </style:style>
    <style:style style:name="P12" style:family="paragraph" style:parent-style-name="Standard">
      <loext:graphic-properties draw:fill="none"/>
      <style:paragraph-properties fo:margin-left="0cm" fo:margin-right="0cm" fo:text-align="end" style:justify-single-word="false" fo:text-indent="0cm" style:auto-text-indent="false" fo:background-color="transparent">
        <style:tab-stops/>
      </style:paragraph-properties>
      <style:text-properties officeooo:rsid="001fa24d" officeooo:paragraph-rsid="001fa24d"/>
    </style:style>
    <style:style style:name="P13"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officeooo:rsid="001fa24d" officeooo:paragraph-rsid="001fa24d"/>
    </style:style>
    <style:style style:name="P14" style:family="paragraph" style:parent-style-name="Standard" style:master-page-name="">
      <loext:graphic-properties draw:fill="none"/>
      <style:paragraph-properties fo:margin-left="2cm" fo:margin-right="1.6cm" fo:text-align="justify" style:justify-single-word="false" fo:text-indent="0cm" style:auto-text-indent="false" style:page-number="auto" fo:background-color="transparent">
        <style:tab-stops/>
      </style:paragraph-properties>
      <style:text-properties officeooo:rsid="001fa24d" officeooo:paragraph-rsid="001fa24d"/>
    </style:style>
    <style:style style:name="P15" style:family="paragraph" style:parent-style-name="Standard" style:master-page-name="">
      <loext:graphic-properties draw:fill="none"/>
      <style:paragraph-properties fo:margin-left="2cm" fo:margin-right="0cm" fo:text-align="justify" style:justify-single-word="false" fo:text-indent="-2cm" style:auto-text-indent="false" style:page-number="auto" fo:background-color="transparent">
        <style:tab-stops/>
      </style:paragraph-properties>
      <style:text-properties officeooo:rsid="001fa24d" officeooo:paragraph-rsid="001fa24d"/>
    </style:style>
    <style:style style:name="P16" style:family="paragraph" style:parent-style-name="Standard" style:master-page-name="">
      <loext:graphic-properties draw:fill="none"/>
      <style:paragraph-properties fo:margin-left="0cm" fo:margin-right="1.6cm" fo:text-align="justify" style:justify-single-word="false" fo:text-indent="2cm" style:auto-text-indent="false" style:page-number="auto" fo:background-color="transparent">
        <style:tab-stops/>
      </style:paragraph-properties>
      <style:text-properties officeooo:rsid="001fa24d" officeooo:paragraph-rsid="001fa24d"/>
    </style:style>
    <style:style style:name="P17" style:family="paragraph" style:parent-style-name="Standard" style:master-page-name="">
      <loext:graphic-properties draw:fill="none"/>
      <style:paragraph-properties fo:margin-left="2cm" fo:margin-right="2cm" fo:text-align="end" style:justify-single-word="false" fo:text-indent="0cm" style:auto-text-indent="false" style:page-number="auto" fo:break-before="page" fo:background-color="transparent">
        <style:tab-stops/>
      </style:paragraph-properties>
      <style:text-properties fo:font-weight="bold" officeooo:rsid="001fa24d" officeooo:paragraph-rsid="001fa24d" style:font-weight-asian="bold" style:font-weight-complex="bold"/>
    </style:style>
    <style:style style:name="P18" style:family="paragraph" style:parent-style-name="Standard">
      <loext:graphic-properties draw:fill="none"/>
      <style:paragraph-properties fo:margin-left="2cm" fo:margin-right="2cm" fo:margin-top="0cm" fo:margin-bottom="1cm" style:contextual-spacing="false" fo:text-align="end" style:justify-single-word="false" fo:text-indent="0cm" style:auto-text-indent="false" fo:background-color="transparent">
        <style:tab-stops/>
      </style:paragraph-properties>
      <style:text-properties fo:font-weight="bold" officeooo:rsid="001fa24d" officeooo:paragraph-rsid="001fa24d" style:font-weight-asian="bold" style:font-weight-complex="bold"/>
    </style:style>
    <style:style style:name="P19" style:family="paragraph" style:parent-style-name="Standard" style:master-page-name="">
      <loext:graphic-properties draw:fill="none"/>
      <style:paragraph-properties fo:margin-left="2cm" fo:margin-right="2cm" fo:margin-top="0cm" fo:margin-bottom="2cm" style:contextual-spacing="false" fo:text-align="start" style:justify-single-word="false" fo:text-indent="1.101cm" style:auto-text-indent="false" style:page-number="auto" fo:background-color="transparent">
        <style:tab-stops/>
      </style:paragraph-properties>
      <style:text-properties fo:font-weight="normal" officeooo:rsid="001fa24d" officeooo:paragraph-rsid="001fa24d" style:font-weight-asian="normal" style:font-weight-complex="normal"/>
    </style:style>
    <style:style style:name="P20" style:family="paragraph" style:parent-style-name="Standard">
      <loext:graphic-properties draw:fill="none"/>
      <style:paragraph-properties fo:margin-left="2cm" fo:margin-right="2cm" fo:margin-top="0cm" fo:margin-bottom="2cm" style:contextual-spacing="false" fo:text-align="center" style:justify-single-word="false" fo:text-indent="0cm" style:auto-text-indent="false" fo:background-color="transparent">
        <style:tab-stops/>
      </style:paragraph-properties>
      <style:text-properties fo:font-weight="bold" officeooo:rsid="001fa24d" officeooo:paragraph-rsid="001fa24d" style:font-weight-asian="bold" style:font-weight-complex="bold"/>
    </style:style>
    <style:style style:name="P21" style:family="paragraph" style:parent-style-name="Standard" style:master-page-name="">
      <loext:graphic-properties draw:fill="none"/>
      <style:paragraph-properties fo:margin-left="2cm" fo:margin-right="2cm" fo:margin-top="0cm" fo:margin-bottom="0.499cm" style:contextual-spacing="false" fo:text-align="justify" style:justify-single-word="false" fo:text-indent="0cm" style:auto-text-indent="false" style:page-number="auto" fo:background-color="transparent">
        <style:tab-stops>
          <style:tab-stop style:position="1.949cm"/>
        </style:tab-stops>
      </style:paragraph-properties>
      <style:text-properties officeooo:rsid="001fa24d" officeooo:paragraph-rsid="001fa24d"/>
    </style:style>
    <style:style style:name="P22" style:family="paragraph" style:parent-style-name="Standard">
      <loext:graphic-properties draw:fill="none"/>
      <style:paragraph-properties fo:margin-left="2cm" fo:margin-right="2cm" fo:margin-top="0cm" fo:margin-bottom="4.001cm" style:contextual-spacing="false" fo:text-align="justify" style:justify-single-word="false" fo:text-indent="0cm" style:auto-text-indent="false" fo:background-color="transparent">
        <style:tab-stops>
          <style:tab-stop style:position="1.949cm"/>
        </style:tab-stops>
      </style:paragraph-properties>
      <style:text-properties officeooo:rsid="001fa24d" officeooo:paragraph-rsid="001fa24d"/>
    </style:style>
    <style:style style:name="P23" style:family="paragraph" style:parent-style-name="Standard">
      <loext:graphic-properties draw:fill="none"/>
      <style:paragraph-properties fo:margin-left="2cm" fo:margin-right="2cm" fo:text-align="end" style:justify-single-word="false" fo:text-indent="0cm" style:auto-text-indent="false" fo:background-color="transparent">
        <style:tab-stops>
          <style:tab-stop style:position="1.949cm"/>
        </style:tab-stops>
      </style:paragraph-properties>
      <style:text-properties officeooo:rsid="001fa24d" officeooo:paragraph-rsid="001fa24d"/>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reak-before="page" fo:background-color="transparent">
        <style:tab-stops>
          <style:tab-stop style:position="1.949cm"/>
        </style:tab-stops>
      </style:paragraph-properties>
      <style:text-properties fo:font-size="15pt" fo:font-weight="bold" officeooo:rsid="0020bee6" officeooo:paragraph-rsid="0020bee6" style:font-size-asian="15pt" style:font-weight-asian="bold" style:font-size-complex="15pt" style:font-weight-complex="bold"/>
    </style:style>
    <style:style style:name="P2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949cm"/>
        </style:tab-stops>
      </style:paragraph-properties>
      <style:text-properties fo:font-size="15pt" fo:font-weight="bold" officeooo:rsid="0020bee6" officeooo:paragraph-rsid="0020bee6" style:font-size-asian="15pt" style:font-weight-asian="bold" style:font-size-complex="15pt" style:font-weight-complex="bold"/>
    </style:style>
    <style:style style:name="P26" style:family="paragraph" style:parent-style-name="Standard">
      <loext:graphic-properties draw:fill="none"/>
      <style:paragraph-properties fo:margin-left="0cm" fo:margin-right="0cm" fo:margin-top="0cm" fo:margin-bottom="1cm" style:contextual-spacing="false" fo:text-align="start" style:justify-single-word="false" fo:text-indent="0cm" style:auto-text-indent="false" fo:background-color="transparent">
        <style:tab-stops>
          <style:tab-stop style:position="1.949cm"/>
        </style:tab-stops>
      </style:paragraph-properties>
      <style:text-properties fo:font-size="15pt" fo:font-weight="bold" officeooo:rsid="0020bee6" officeooo:paragraph-rsid="0020bee6" style:font-size-asian="15pt" style:font-weight-asian="bold" style:font-size-complex="15pt" style:font-weight-complex="bold"/>
    </style:style>
    <style:style style:name="P2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949cm"/>
        </style:tab-stops>
      </style:paragraph-properties>
      <style:text-properties officeooo:rsid="0020bee6" officeooo:paragraph-rsid="0020bee6"/>
    </style:style>
    <style:style style:name="P28" style:family="paragraph" style:parent-style-name="Standard">
      <loext:graphic-properties draw:fill="none"/>
      <style:paragraph-properties fo:margin-left="0cm" fo:margin-right="0cm" fo:margin-top="0cm" fo:margin-bottom="1cm" style:contextual-spacing="false" fo:text-align="end" style:justify-single-word="false" fo:text-indent="0cm" style:auto-text-indent="false" fo:background-color="transparent">
        <style:tab-stops>
          <style:tab-stop style:position="1.949cm"/>
        </style:tab-stops>
      </style:paragraph-properties>
      <style:text-properties officeooo:rsid="0020bee6" officeooo:paragraph-rsid="0020bee6"/>
    </style:style>
    <style:style style:name="P29" style:family="paragraph" style:parent-style-name="Standard">
      <loext:graphic-properties draw:fill="none"/>
      <style:paragraph-properties fo:margin-left="0cm" fo:margin-right="0cm" fo:margin-top="0cm" fo:margin-bottom="0.499cm" style:contextual-spacing="false" fo:text-align="start" style:justify-single-word="false" fo:text-indent="0cm" style:auto-text-indent="false" fo:background-color="transparent">
        <style:tab-stops>
          <style:tab-stop style:position="1.949cm"/>
        </style:tab-stops>
      </style:paragraph-properties>
      <style:text-properties officeooo:rsid="0020bee6" officeooo:paragraph-rsid="0020bee6"/>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949cm"/>
        </style:tab-stops>
      </style:paragraph-properties>
      <style:text-properties fo:font-weight="bold" officeooo:rsid="0020bee6" officeooo:paragraph-rsid="0020bee6" style:font-weight-asian="bold" style:font-weight-complex="bold"/>
    </style:style>
    <style:style style:name="P31" style:family="paragraph" style:parent-style-name="Standard" style:master-page-name="">
      <loext:graphic-properties draw:fill="none"/>
      <style:paragraph-properties fo:margin-left="2cm" fo:margin-right="0cm" fo:margin-top="0cm" fo:margin-bottom="1cm" style:contextual-spacing="false" fo:text-align="start" style:justify-single-word="false" fo:text-indent="0cm" style:auto-text-indent="false" style:page-number="auto" fo:background-color="transparent">
        <style:tab-stops>
          <style:tab-stop style:position="1.949cm"/>
        </style:tab-stops>
      </style:paragraph-properties>
      <style:text-properties fo:font-weight="bold" officeooo:rsid="0020bee6" officeooo:paragraph-rsid="0020bee6" style:font-weight-asian="bold" style:font-weight-complex="bold"/>
    </style:style>
    <style:style style:name="P32" style:family="paragraph" style:parent-style-name="Standard">
      <loext:graphic-properties draw:fill="none"/>
      <style:paragraph-properties fo:margin-left="0cm" fo:margin-right="0cm" fo:margin-top="0cm" fo:margin-bottom="1cm" style:contextual-spacing="false" fo:text-align="start" style:justify-single-word="false" fo:text-indent="0cm" style:auto-text-indent="false" fo:background-color="transparent">
        <style:tab-stops>
          <style:tab-stop style:position="1.949cm"/>
        </style:tab-stops>
      </style:paragraph-properties>
      <style:text-properties officeooo:rsid="0020bee6" officeooo:paragraph-rsid="0020bee6"/>
    </style:style>
    <style:style style:name="P33" style:family="paragraph" style:parent-style-name="Standard">
      <loext:graphic-properties draw:fill="none"/>
      <style:paragraph-properties fo:margin-left="0cm" fo:margin-right="0cm" fo:margin-top="0cm" fo:margin-bottom="2cm" style:contextual-spacing="false" fo:text-align="center" style:justify-single-word="false" fo:text-indent="0cm" style:auto-text-indent="false" fo:break-before="page" fo:background-color="transparent">
        <style:tab-stops>
          <style:tab-stop style:position="1.949cm"/>
        </style:tab-stops>
      </style:paragraph-properties>
      <style:text-properties fo:font-size="54pt" fo:font-weight="bold" officeooo:rsid="00214bc6" officeooo:paragraph-rsid="00214bc6" style:font-size-asian="54pt" style:font-weight-asian="bold" style:font-size-complex="54pt" style:font-weight-complex="bold"/>
    </style:style>
    <style:style style:name="P34" style:family="paragraph" style:parent-style-name="Standard">
      <loext:graphic-properties draw:fill="none"/>
      <style:paragraph-properties fo:margin-left="0cm" fo:margin-right="0cm" fo:margin-top="0cm" fo:margin-bottom="1.499cm" style:contextual-spacing="false" fo:text-align="center" style:justify-single-word="false" fo:text-indent="0cm" style:auto-text-indent="false" fo:background-color="transparent">
        <style:tab-stops>
          <style:tab-stop style:position="1.949cm"/>
        </style:tab-stops>
      </style:paragraph-properties>
      <style:text-properties fo:font-size="16pt" officeooo:rsid="00214bc6" officeooo:paragraph-rsid="00214bc6" style:font-size-asian="16pt" style:font-size-complex="16pt"/>
    </style:style>
    <style:style style:name="P35" style:family="paragraph" style:parent-style-name="Standard" style:master-page-name="">
      <loext:graphic-properties draw:fill="none"/>
      <style:paragraph-properties fo:margin-left="10.7cm" fo:margin-right="0cm" fo:margin-top="0cm" fo:margin-bottom="1cm" style:contextual-spacing="false" fo:text-align="start" style:justify-single-word="false" fo:text-indent="0cm" style:auto-text-indent="false" style:page-number="auto" fo:background-color="transparent">
        <style:tab-stops>
          <style:tab-stop style:position="1.949cm"/>
        </style:tab-stops>
      </style:paragraph-properties>
      <style:text-properties fo:font-style="italic" fo:font-weight="bold" officeooo:rsid="00214bc6" officeooo:paragraph-rsid="00214bc6" style:font-style-asian="italic" style:font-weight-asian="bold" style:font-style-complex="italic" style:font-weight-complex="bold"/>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949cm"/>
        </style:tab-stops>
      </style:paragraph-properties>
      <style:text-properties officeooo:rsid="00214bc6" officeooo:paragraph-rsid="00214bc6"/>
    </style:style>
    <style:style style:name="P37"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ab-stops>
          <style:tab-stop style:position="1.949cm"/>
        </style:tab-stops>
      </style:paragraph-properties>
      <style:text-properties officeooo:rsid="00214bc6" officeooo:paragraph-rsid="00214bc6"/>
    </style:style>
    <style:style style:name="P38" style:family="paragraph" style:parent-style-name="Standard">
      <loext:graphic-properties draw:fill="none"/>
      <style:paragraph-properties fo:margin-left="0cm" fo:margin-right="0cm" fo:text-align="start" style:justify-single-word="false" fo:text-indent="1cm" style:auto-text-indent="false" fo:background-color="transparent">
        <style:tab-stops>
          <style:tab-stop style:position="1.949cm"/>
        </style:tab-stops>
      </style:paragraph-properties>
      <style:text-properties officeooo:rsid="00214bc6" officeooo:paragraph-rsid="00214bc6"/>
    </style:style>
    <style:style style:name="P39" style:family="paragraph" style:parent-style-name="Standard">
      <loext:graphic-properties draw:fill="none"/>
      <style:paragraph-properties fo:margin-left="0cm" fo:margin-right="0cm" fo:margin-top="0cm" fo:margin-bottom="1cm" style:contextual-spacing="false" fo:text-align="start" style:justify-single-word="false" fo:text-indent="1cm" style:auto-text-indent="false" fo:background-color="transparent">
        <style:tab-stops>
          <style:tab-stop style:position="1.949cm"/>
        </style:tab-stops>
      </style:paragraph-properties>
      <style:text-properties officeooo:rsid="00214bc6" officeooo:paragraph-rsid="00214bc6"/>
    </style:style>
    <style:style style:name="P40" style:family="paragraph" style:parent-style-name="Standard">
      <loext:graphic-properties draw:fill="none"/>
      <style:paragraph-properties fo:margin-left="0cm" fo:margin-right="0cm" fo:margin-top="0cm" fo:margin-bottom="1.499cm" style:contextual-spacing="false" fo:text-align="center" style:justify-single-word="false" fo:text-indent="0cm" style:auto-text-indent="false" fo:background-color="transparent">
        <style:tab-stops>
          <style:tab-stop style:position="1.949cm"/>
        </style:tab-stops>
      </style:paragraph-properties>
      <style:text-properties officeooo:rsid="00214bc6" officeooo:paragraph-rsid="00214bc6"/>
    </style:style>
    <style:style style:name="P4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949cm"/>
        </style:tab-stops>
      </style:paragraph-properties>
      <style:text-properties officeooo:rsid="00214bc6" officeooo:paragraph-rsid="00214bc6"/>
    </style:style>
    <style:style style:name="P42" style:family="paragraph" style:parent-style-name="Standard">
      <loext:graphic-properties draw:fill="none"/>
      <style:paragraph-properties fo:margin-left="0cm" fo:margin-right="0cm" fo:margin-top="0cm" fo:margin-bottom="2.499cm" style:contextual-spacing="false" fo:text-align="center" style:justify-single-word="false" fo:text-indent="0cm" style:auto-text-indent="false" fo:background-color="transparent">
        <style:tab-stops>
          <style:tab-stop style:position="1.949cm"/>
        </style:tab-stops>
      </style:paragraph-properties>
      <style:text-properties officeooo:rsid="00214bc6" officeooo:paragraph-rsid="00214bc6"/>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949cm"/>
        </style:tab-stops>
      </style:paragraph-properties>
      <style:text-properties fo:font-size="8pt" officeooo:rsid="00214bc6" officeooo:paragraph-rsid="00214bc6" style:font-size-asian="8pt" style:font-size-complex="8pt"/>
    </style:style>
    <style:style style:name="P44" style:family="paragraph" style:parent-style-name="Standard" style:master-page-name="">
      <loext:graphic-properties draw:fill="none"/>
      <style:paragraph-properties fo:margin-left="0cm" fo:margin-right="9.901cm" fo:text-align="start" style:justify-single-word="false" fo:text-indent="0cm" style:auto-text-indent="false" style:page-number="auto" fo:break-before="page" fo:background-color="transparent">
        <style:tab-stops>
          <style:tab-stop style:position="1.949cm"/>
        </style:tab-stops>
      </style:paragraph-properties>
      <style:text-properties fo:font-size="12pt" officeooo:rsid="0021eb79" officeooo:paragraph-rsid="0021eb79" style:font-size-asian="10.5pt" style:font-size-complex="12pt"/>
    </style:style>
    <style:style style:name="P45" style:family="paragraph" style:parent-style-name="Standard" style:master-page-name="">
      <loext:graphic-properties draw:fill="none"/>
      <style:paragraph-properties fo:margin-left="7.999cm" fo:margin-right="0cm" fo:text-align="justify" style:justify-single-word="false" fo:text-indent="1cm" style:auto-text-indent="false" style:page-number="auto" fo:background-color="transparent">
        <style:tab-stops>
          <style:tab-stop style:position="1.949cm"/>
        </style:tab-stops>
      </style:paragraph-properties>
      <style:text-properties fo:font-size="12pt" officeooo:rsid="0021eb79" officeooo:paragraph-rsid="0021eb79" style:font-size-asian="10.5pt" style:font-size-complex="12pt"/>
    </style:style>
    <style:style style:name="P46" style:family="paragraph" style:parent-style-name="Standard" style:master-page-name="">
      <loext:graphic-properties draw:fill="none"/>
      <style:paragraph-properties fo:margin-left="13.1cm" fo:margin-right="0cm" fo:text-align="end" style:justify-single-word="false" fo:text-indent="0cm" style:auto-text-indent="false" style:page-number="auto" fo:background-color="transparent">
        <style:tab-stops>
          <style:tab-stop style:position="1.949cm"/>
        </style:tab-stops>
      </style:paragraph-properties>
      <style:text-properties fo:font-size="12pt" officeooo:rsid="0021eb79" officeooo:paragraph-rsid="0021eb79" style:font-size-asian="10.5pt" style:font-size-complex="12pt"/>
    </style:style>
    <style:style style:name="P47" style:family="paragraph" style:parent-style-name="Standard" style:master-page-name="">
      <loext:graphic-properties draw:fill="none"/>
      <style:paragraph-properties fo:margin-left="2cm" fo:margin-right="9.5cm" fo:text-align="justify" style:justify-single-word="false" fo:text-indent="-2cm" style:auto-text-indent="false" style:page-number="auto" fo:background-color="transparent">
        <style:tab-stops>
          <style:tab-stop style:position="1.949cm"/>
        </style:tab-stops>
      </style:paragraph-properties>
      <style:text-properties fo:font-size="12pt" officeooo:rsid="0021eb79" officeooo:paragraph-rsid="0021eb79" style:font-size-asian="10.5pt" style:font-size-complex="12pt"/>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001cm" style:type="center"/>
          <style:tab-stop style:position="8.999cm" style:type="right"/>
          <style:tab-stop style:position="12cm" style:type="char" style:char=","/>
        </style:tab-stops>
      </style:paragraph-properties>
      <style:text-properties fo:font-size="12pt" style:text-underline-style="none" fo:font-weight="bold" officeooo:rsid="0024bec8" officeooo:paragraph-rsid="0024bec8" style:font-size-asian="10.5pt" style:font-weight-asian="bold" style:font-size-complex="12pt" style:font-weight-complex="bold"/>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001cm" style:type="center"/>
          <style:tab-stop style:position="8.999cm" style:type="right"/>
          <style:tab-stop style:position="12cm" style:type="char" style:char=","/>
        </style:tab-stops>
      </style:paragraph-properties>
      <style:text-properties fo:font-size="12pt" officeooo:rsid="0024bec8" officeooo:paragraph-rsid="0021eb79" style:font-size-asian="10.5pt" style:font-size-complex="12pt"/>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001cm" style:type="center"/>
          <style:tab-stop style:position="8.999cm" style:type="right"/>
          <style:tab-stop style:position="12cm" style:type="char" style:char=","/>
        </style:tab-stops>
      </style:paragraph-properties>
      <style:text-properties fo:font-size="12pt" officeooo:rsid="0024bec8" officeooo:paragraph-rsid="0024bec8" style:font-size-asian="10.5pt" style:font-size-complex="12pt"/>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509cm" style:type="char" style:char=","/>
          <style:tab-stop style:position="7.999cm" style:type="center"/>
        </style:tab-stops>
      </style:paragraph-properties>
      <style:text-properties fo:font-size="12pt" fo:font-weight="bold" officeooo:rsid="0025aabb" officeooo:paragraph-rsid="0025aabb" style:font-size-asian="10.5pt" style:font-weight-asian="bold" style:font-size-complex="12pt" style:font-weight-complex="bold"/>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5.509cm" style:type="char" style:char=","/>
          <style:tab-stop style:position="7.999cm" style:type="center"/>
        </style:tab-stops>
      </style:paragraph-properties>
      <style:text-properties fo:font-size="12pt" style:text-underline-style="none" fo:font-weight="normal" officeooo:rsid="0025aabb" officeooo:paragraph-rsid="0025aabb" style:font-size-asian="10.5pt" style:font-weight-asian="normal" style:font-size-complex="12pt"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7.999cm" style:type="center" style:leader-style="dotted" style:leader-text="."/>
          <style:tab-stop style:position="16cm" style:type="center" style:leader-style="solid" style:leader-text="-"/>
        </style:tab-stops>
      </style:paragraph-properties>
      <style:text-properties fo:font-size="12pt" style:text-underline-style="wave" style:text-underline-width="auto" style:text-underline-color="font-color" fo:font-weight="bold" officeooo:rsid="0025aabb" officeooo:paragraph-rsid="0025aabb" style:font-size-asian="10.5pt" style:font-weight-asian="bold" style:font-size-complex="12pt" style:font-weight-complex="bold"/>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7.999cm" style:type="center" style:leader-style="dotted" style:leader-text="."/>
          <style:tab-stop style:position="16cm" style:type="center" style:leader-style="solid" style:leader-text="-"/>
        </style:tab-stops>
      </style:paragraph-properties>
      <style:text-properties fo:font-size="12pt" style:text-underline-style="none" fo:font-weight="normal" officeooo:rsid="0025aabb" officeooo:paragraph-rsid="0025aabb" style:font-size-asian="10.5pt" style:font-weight-asian="normal" style:font-size-complex="12pt" style:font-weight-complex="normal"/>
    </style:style>
    <style:style style:name="P55"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ab-stops>
          <style:tab-stop style:position="7.999cm" style:type="center" style:leader-style="dotted" style:leader-text="."/>
          <style:tab-stop style:position="16cm" style:type="center" style:leader-style="solid" style:leader-text="-"/>
        </style:tab-stops>
      </style:paragraph-properties>
      <style:text-properties fo:font-size="12pt" style:text-underline-style="dotted" style:text-underline-width="auto" style:text-underline-color="font-color" fo:font-weight="bold" officeooo:rsid="0028487b" officeooo:paragraph-rsid="0028487b" style:font-size-asian="10.5pt" style:font-weight-asian="bold" style:font-size-complex="12pt" style:font-weight-complex="bold"/>
    </style:style>
    <style:style style:name="P56"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4.001cm" style:type="center"/>
          <style:tab-stop style:position="7.999cm" style:type="center"/>
          <style:tab-stop style:position="12cm" style:type="center"/>
        </style:tab-stops>
      </style:paragraph-properties>
      <style:text-properties fo:font-size="12pt" style:text-underline-style="solid" style:text-underline-type="double" style:text-underline-width="auto" style:text-underline-color="font-color" fo:font-weight="bold" officeooo:rsid="0028487b" officeooo:paragraph-rsid="0028487b" style:font-size-asian="10.5pt" style:font-weight-asian="bold" style:font-size-complex="12pt" style:font-weight-complex="bold"/>
    </style:style>
    <style:style style:name="P57"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4.001cm" style:type="center"/>
          <style:tab-stop style:position="8.999cm" style:type="right"/>
          <style:tab-stop style:position="12cm" style:type="right" style:leader-style="dotted" style:leader-text="."/>
        </style:tab-stops>
      </style:paragraph-properties>
      <style:text-properties fo:font-size="12pt" style:text-underline-style="none" fo:font-weight="normal" officeooo:rsid="0028487b" officeooo:paragraph-rsid="0028487b" style:font-size-asian="10.5pt" style:font-weight-asian="normal" style:font-size-complex="12pt" style:font-weight-complex="normal"/>
    </style:style>
    <style:style style:name="P58" style:family="paragraph" style:parent-style-name="Standard" style:master-page-name="">
      <loext:graphic-properties draw:fill="none"/>
      <style:paragraph-properties fo:margin-left="0cm" fo:margin-right="0cm" fo:text-align="center" style:justify-single-word="false" fo:text-indent="5.8cm" style:auto-text-indent="false" style:page-number="auto" fo:background-color="transparent">
        <style:tab-stops>
          <style:tab-stop style:position="12cm" style:type="right" style:leader-style="dotted" style:leader-text="."/>
        </style:tab-stops>
      </style:paragraph-properties>
      <style:text-properties fo:font-size="12pt" style:text-underline-style="none" fo:font-weight="bold" officeooo:rsid="0028487b" officeooo:paragraph-rsid="0028487b" style:font-size-asian="10.5pt" style:font-weight-asian="bold" style:font-size-complex="12pt" style:font-weight-complex="bold"/>
    </style:style>
    <style:style style:name="P59" style:family="paragraph" style:parent-style-name="Standard" style:master-page-name="">
      <loext:graphic-properties draw:fill="none"/>
      <style:paragraph-properties fo:margin-left="5.5cm" fo:margin-right="0cm" fo:text-align="start" style:justify-single-word="false" fo:text-indent="0cm" style:auto-text-indent="false" style:page-number="auto" fo:background-color="transparent">
        <style:tab-stops>
          <style:tab-stop style:position="6.5cm" style:type="center"/>
        </style:tab-stops>
      </style:paragraph-properties>
      <style:text-properties fo:font-size="12pt" fo:font-style="italic" style:text-underline-style="solid" style:text-underline-width="auto" style:text-underline-color="font-color" fo:font-weight="bold" officeooo:rsid="0028487b" officeooo:paragraph-rsid="0028487b" style:font-size-asian="10.5pt" style:font-style-asian="italic" style:font-weight-asian="bold" style:font-size-complex="12pt" style:font-style-complex="italic" style:font-weight-complex="bold"/>
    </style:style>
    <style:style style:name="P60" style:family="paragraph" style:parent-style-name="Standard">
      <loext:graphic-properties draw:fill="none"/>
      <style:paragraph-properties fo:margin-left="5.5cm" fo:margin-right="0cm" fo:text-align="start" style:justify-single-word="false" fo:text-indent="0cm" style:auto-text-indent="false" fo:background-color="transparent">
        <style:tab-stops>
          <style:tab-stop style:position="5.5cm"/>
        </style:tab-stops>
      </style:paragraph-properties>
      <style:text-properties fo:font-size="12pt" fo:font-style="normal" style:text-underline-style="none" fo:font-weight="normal" officeooo:rsid="0028487b" officeooo:paragraph-rsid="0028487b" style:font-size-asian="10.5pt" style:font-style-asian="normal" style:font-weight-asian="normal" style:font-size-complex="12pt" style:font-style-complex="normal" style:font-weight-complex="normal"/>
    </style:style>
    <style:style style:name="P6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paragraph-properties>
      <style:text-properties fo:font-size="12pt" fo:font-style="italic" style:text-underline-style="solid" style:text-underline-type="double" style:text-underline-width="auto" style:text-underline-color="font-color" fo:font-weight="bold" officeooo:rsid="002980a3" officeooo:paragraph-rsid="002980a3" style:font-size-asian="10.5pt" style:font-style-asian="italic" style:font-weight-asian="bold" style:font-size-complex="12pt" style:font-style-complex="italic" style:font-weight-complex="bold"/>
    </style:style>
    <style:style style:name="P62" style:family="paragraph" style:parent-style-name="Standard" style:master-page-name="">
      <loext:graphic-properties draw:fill="none"/>
      <style:paragraph-properties fo:margin-left="3cm" fo:margin-right="0cm" fo:text-align="start" style:justify-single-word="false" fo:text-indent="0cm" style:auto-text-indent="false" style:page-number="auto" fo:background-color="transparent">
        <style:tab-stops>
          <style:tab-stop style:position="3cm" style:type="center"/>
          <style:tab-stop style:position="6.001cm" style:type="center"/>
          <style:tab-stop style:position="8.999cm" style:type="center"/>
        </style:tab-stops>
      </style:paragraph-properties>
      <style:text-properties fo:font-size="12pt" fo:font-style="normal" style:text-underline-style="none" fo:font-weight="normal" officeooo:rsid="002980a3" officeooo:paragraph-rsid="002980a3"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3cm" fo:margin-right="0cm" fo:text-align="start" style:justify-single-word="false" fo:text-indent="0cm" style:auto-text-indent="false" fo:background-color="transparent">
        <style:tab-stops>
          <style:tab-stop style:position="3.5cm" style:type="right"/>
          <style:tab-stop style:position="6.5cm" style:type="right"/>
          <style:tab-stop style:position="9.999cm" style:type="right"/>
        </style:tab-stops>
      </style:paragraph-properties>
      <style:text-properties fo:font-size="12pt" fo:font-style="normal" style:text-underline-style="none" fo:font-weight="normal" officeooo:rsid="002980a3" officeooo:paragraph-rsid="002980a3" style:font-size-asian="10.5pt" style:font-style-asian="normal" style:font-weight-asian="normal" style:font-size-complex="12pt" style:font-style-complex="normal" style:font-weight-complex="normal"/>
    </style:style>
    <style:style style:name="P64" style:family="paragraph" style:parent-style-name="Standard" style:master-page-name="">
      <loext:graphic-properties draw:fill="none"/>
      <style:paragraph-properties fo:margin-left="7.4cm" fo:margin-right="0cm" fo:text-align="start" style:justify-single-word="false" fo:text-indent="0cm" style:auto-text-indent="false" style:page-number="auto" fo:background-color="transparent">
        <style:tab-stops>
          <style:tab-stop style:position="5.6cm" style:type="right"/>
        </style:tab-stops>
      </style:paragraph-properties>
      <style:text-properties fo:font-size="12pt" fo:font-style="normal" style:text-underline-style="none" fo:font-weight="normal" officeooo:rsid="002980a3" officeooo:paragraph-rsid="002980a3" style:font-size-asian="10.5pt" style:font-style-asian="normal" style:font-weight-asian="normal" style:font-size-complex="12pt" style:font-style-complex="normal" style:font-weight-complex="normal"/>
    </style:style>
    <style:style style:name="T1" style:family="text">
      <style:text-properties officeooo:rsid="001fa24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6pt" style:text-underline-style="solid" style:text-underline-width="auto" style:text-underline-color="font-color" style:font-size-asian="16pt" style:font-size-complex="16pt"/>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2980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justificación es una d las funciones más utilizadas en un procesador de textos, con ella prodemos justificar por la izquierda, derecha, centrada y justificada. Es importante saber que la justificación no sólo actúa sobre texto, sin oque se puede aplicar tanto a imágenes, gráficos, es decir a cualquier objeto que se encuentre en pantalla.</text:p>
      <text:p text:style-name="P1">Por otro lado la justificación siempre actuará sobre párrafos, por lo que no dispondremos de diferentes justificaciones en una misma línea. También existe la justificación en los tabuladores, otra de las opciones importantes de un procesador de textos.</text:p>
      <text:p text:style-name="P1"/>
      <text:p text:style-name="P1"/>
      <text:p text:style-name="P2">La justificación es una d las funciones más utilizadas en un procesador de textos, con ella prodemos justificar por la izquierda, derecha, centrada y justificada. Es importante saber que la justificación no sólo actúa sobre texto, sin oque se puede aplicar tanto a imágenes, gráficos, es decir a cualquier objeto que se encuentre en pantalla.</text:p>
      <text:p text:style-name="P3">Por otro lado la justificación siempre actuará sobre párrafos, por lo que no dispondremos de diferentes justificaciones en una misma línea. También existe la justificación en los tabuladores, otra de las opciones importantes de un procesador de textos.</text:p>
      <text:p text:style-name="P3"/>
      <text:p text:style-name="P3"/>
      <text:p text:style-name="P4">La justificación es una d las funciones más utilizadas en un procesador de textos, con ella prodemos justificar por la izquierda, derecha, centrada y justificada. Es importante saber que la justificación no sólo actúa sobre texto, sin oque se puede aplicar tanto a imágenes, gráficos, es decir a cualquier objeto que se encuentre en pantalla.</text:p>
      <text:p text:style-name="P5">Por otro lado la justificación siempre actuará sobre párrafos, por lo que no dispondremos de diferentes justificaciones en una misma línea. También existe la justificación en los tabuladores, otra de las opciones importantes de un procesador de textos.</text:p>
      <text:p text:style-name="P6"/>
      <text:p text:style-name="P7">La justificación es una d las funciones más utilizadas en un procesador de textos, con ella prodemos justificar por la izquierda, derecha, centrada y justificada. Es importante saber que la justificación no sólo actúa sobre texto, sin oque se puede aplicar tanto a imágenes, gráficos, es decir a cualquier objeto que se encuentre en pantalla.</text:p>
      <text:p text:style-name="P8">Por otro lado la justificación siempre actuará sobre párrafos, por lo que no dispondremos de diferentes justificaciones en una misma línea. También existe la justificación en los tabuladores, otra de las opciones importantes de un procesador de textos.</text:p>
      <text:p text:style-name="P9"/>
      <text:p text:style-name="P10">E<text:span text:style-name="T1">l</text:span> objetivo consiste en repetir muchas veces un párrafo, pero con la particularidad de que cada una de las veces que lo hemos repetido tiene una presentación diferente, una alineación de párrafo distinta, y un aspecto cambiado. Averigua observando el original a que nos referimos.</text:p>
      <text:p text:style-name="P11">El objetivo consiste en repetir muchas veces un párrafo, pero con la particularidad de que cada una de las veces que lo hemos repetido tiene una presentación diferente, una alineación de párrafo distinta, y un aspecto cambiado. Averigua observando el original a que nos referimos.</text:p>
      <text:p text:style-name="P12">El objetivo consiste en repetir muchas veces un párrafo, pero con la particularidad de que cada una de las veces que lo hemos repetido tiene una presentación diferente, una alineación de párrafo distinta, y un aspecto cambiado. Averigua observando el original a que nos referimos.</text:p>
      <text:p text:style-name="P13">El objetivo consiste en repetir muchas veces un párrafo, pero con la particularidad de que cada una de las veces que lo hemos repetido tiene una presentación diferente, una alineación de párrafo distinta, y un aspecto cambiado. Averigua observando el original a que nos referimos.</text:p>
      <text:p text:style-name="P14">El objetivo consiste en repetir muchas veces un párrafo, pero con la particularidad de que cada una de las veces que lo hemos repetido tiene una presentación diferente, una alineación de párrafo distinta, y un aspecto cambiado. Averigua observando el original a que nos referimos.</text:p>
      <text:p text:style-name="P15">El objetivo consiste en repetir muchas veces un párrafo, pero con la particularidad de que cada una de las veces que lo hemos repetido tiene una presentación diferente, una alineación de párrafo distinta, y un aspecto cambiado. Averigua observando el original a que nos referimos.</text:p>
      <text:p text:style-name="P16">El objetivo consiste en repetir muchas veces un párrafo, pero con la particularidad de que cada una de las veces que lo hemos repetido tiene una presentación diferente, una alineación de párrafo distinta, y un aspecto cambiado. Averigua observando el original a que nos referimos.</text:p>
      <text:p text:style-name="P17">CONSEJERÍA DE EDUCACIÓN Y<text:line-break/>UNIVERSIDADES INSTITUDO DE<text:line-break/>ENSEÑANZA SECUNDARIA</text:p>
      <text:p text:style-name="P18">RAMÓN Y CAJAL</text:p>
      <text:p text:style-name="P19">DOÑA SOLEDAD PÉREZ REDONDO, COMO SECRETARIA DE ESTE INSTITUTO DE ENSEÑANZA SECUNDARIA RAMÓN Y CAJAL</text:p>
      <text:p text:style-name="P20">C E R T I F I C A</text:p>
      <text:p text:style-name="P21">Que Dña. MARÍA MOLERO CARRASCO, CON D.N.I. 38.238.282 y con N.R.P. número 283.238, ha prestado servicios en este centro como Profesora de procesos de Administración y Gestión con categoría de Profesor Técnico durante los cursos 96/97 y 97/98 completos.</text:p>
      <text:p text:style-name="P22">Y para que conste a los efectos oportunos, firmo el presente en Murcio, a treinta de septiembre de dos mil.</text:p>
      <text:p text:style-name="P23">Soledad Pérez Redondo</text:p>
      <text:p text:style-name="P24">Ediciones Martínez y Rodríguez, S.L.</text:p>
      <text:p text:style-name="P25">C/ Acalá, 59</text:p>
      <text:p text:style-name="P26">28001 MADRID</text:p>
      <text:p text:style-name="P27">N/Ref: MD/</text:p>
      <text:p text:style-name="P28">07/03/2025</text:p>
      <text:p text:style-name="P27">Dña. S.<text:line-break/>Larumbre Grupo<text:line-break/>Editorial</text:p>
      <text:p text:style-name="P29">Av. de la Ilustración, 27<text:line-break/>28010 MADRID</text:p>
      <text:p text:style-name="P30">Asunto: <text:tab/>El sauce</text:p>
      <text:p text:style-name="P31">Autor: Emilio<text:line-break/>Benavente N.º<text:line-break/>Publicación 131315</text:p>
      <text:p text:style-name="P29">Querida Sofía:<text:line-break/>Ahora que ya han finalizado todos los planes de venta y marketing, puede comenzar la impresión El Sauce. La planificación de tiempos que discutimos en la reunión de la semana pasada aún sigue siendo válida.</text:p>
      <text:p text:style-name="P29">Es primordial que se mantenga esta planificación. La impresión debe finalizar a tiempo para nuestra campaña promocional. Creo que se ha previsto suficiente tiempo en dicha planificación para cubrir cualquier imprevisto que pueda ocurrir en el proceso de impresión. Sin embargo, si se presenta la más leve posibilidad de que la planificación no pueda cumplirse debo ser informado inmediatamente.</text:p>
      <text:p text:style-name="P29">Dicho esto, estoy seguro de que será tan eficaz como siempre y podemos augurar su lanzamiento en nuestra editorial con gran éxito dentro de dos meses.</text:p>
      <text:p text:style-name="P32">Atentamente,</text:p>
      <text:p text:style-name="P27">Mario Durán</text:p>
      <text:p text:style-name="P27">EDITOR EJECUTIVO</text:p>
      <text:p text:style-name="P33">Hotel Las Velas</text:p>
      <text:p text:style-name="P34">CONFIRMACIÓN DE RESERVA</text:p>
      <text:p text:style-name="P35">Jaime Ocampo<text:line-break/>Avenida 15, 108-<text:line-break/>42 Guatemala</text:p>
      <text:p text:style-name="P36">Estimado <text:span text:style-name="T2">Sr. Ocampo</text:span>:</text:p>
      <text:p text:style-name="P36"/>
      <text:p text:style-name="P37">Tenemos el gusto de confirmarle su reserva en una de las Suites de nuestro Hotel.</text:p>
      <text:p text:style-name="P38"/>
      <text:p text:style-name="P39">Hemos hecho esta reserva para la semana del <text:span text:style-name="T3">11 al 18 de julio</text:span>. La suite consta de salón, alcoba, cocineta y sauna. También le hemos reservado servicio de transporte en la ciudad.</text:p>
      <text:p text:style-name="P40">Atentamente,</text:p>
      <text:p text:style-name="P41">Carlos Bonilla</text:p>
      <text:p text:style-name="P42">Gerente de Reservas.</text:p>
      <text:p text:style-name="P43"><text:span text:style-name="T2">Anexo</text:span>: Para cualquier indicación al respecto de su reserva, le rogamos contacte con nosotros 15 d{ias antes del inicio de la misma. Gracias.</text:p>
      <text:p text:style-name="P44">Es importante no confundir las sangrías de párrafo con los márgenes derecho e izquierdo.</text:p>
      <text:p text:style-name="P45">La configuración de los márgenes determina el ancho general del área principal de texto; es decir, el espacio entre el texto y el borde de la página.</text:p>
      <text:p text:style-name="P46">Cuando aplica una sangría a un párrafo, está especificando la distancia entre el texto y los márgenes.</text:p>
      <text:p text:style-name="P47">Con las sangrías también puede desplazar párrafos seleccionados en relación con el resto del texto del documento. Si quisiera desplazar varios párrafos los tendría que seleccionar.</text:p>
      <text:p text:style-name="P48"><text:span text:style-name="T4">IZQUIERDA</text:span><text:span text:style-name="T5"><text:tab/></text:span><text:span text:style-name="T4">CENTRADO</text:span><text:span text:style-name="T5"><text:tab/></text:span><text:span text:style-name="T4">DERECHA</text:span><text:span text:style-name="T5"><text:tab/></text:span><text:span text:style-name="T4">DECIMAL</text:span></text:p>
      <text:p text:style-name="P49">UNO<text:tab/>UNO<text:tab/>UNO<text:tab/>1.100</text:p>
      <text:p text:style-name="P50">DOS<text:tab/>DOS<text:tab/>DOS<text:tab/>200</text:p>
      <text:p text:style-name="P50">TRES<text:tab/>TRES<text:tab/>TRES<text:tab/>3.300,45</text:p>
      <text:p text:style-name="P50">CUATRO<text:tab/>CUATRO<text:tab/>CUATRO<text:tab/>440,405</text:p>
      <text:p text:style-name="P50">CINCO<text:tab/>CINCO<text:tab/>CINCO<text:tab/>5.500</text:p>
      <text:p text:style-name="P51"><text:span text:style-name="T4">CÓDIGO</text:span><text:tab/><text:span text:style-name="T4">NOMBRE</text:span><text:tab/><text:span text:style-name="T4">IMPORTE</text:span></text:p>
      <text:p text:style-name="P52">Artículo 1<text:tab/>lápiz<text:tab/>30 ptas.</text:p>
      <text:p text:style-name="P52">Artículo 2<text:tab/>bolígrafo<text:tab/>50 ptas.</text:p>
      <text:p text:style-name="P52">Artículo 3<text:tab/>goma<text:tab/>20 ptas.</text:p>
      <text:p text:style-name="P52">Artículo 4<text:tab/>sacapuntas<text:tab/>35 ptas.</text:p>
      <text:p text:style-name="P53">SOCIO<text:tab/>NOMBRE<text:tab/>TELÉFONO</text:p>
      <text:p text:style-name="P54">234<text:tab/>Mariano Cantalar López<text:tab/>232323</text:p>
      <text:p text:style-name="P54">259<text:tab/>Enrique Miñato Pérez <text:tab/>345656</text:p>
      <text:p text:style-name="P54">345<text:tab/>Lourdes Zarco Zarco<text:tab/>767676</text:p>
      <text:p text:style-name="P54">222<text:tab/>Carmen Tortosa Tortosa<text:tab/>454545</text:p>
      <text:p text:style-name="P55">ETAPAS DEL TOUR DE FRANCIA</text:p>
      <text:p text:style-name="P56">FECHA<text:tab/>ETAPA<text:tab/>RECORRIDO<text:tab/>KM</text:p>
      <text:p text:style-name="P57">9 julio<text:tab/>prólogo<text:tab/>Le Puey de Fou<text:tab/>7</text:p>
      <text:p text:style-name="P57">10 julio<text:tab/>1<text:span text:style-name="T6">a</text:span><text:span text:style-name="T7"><text:tab/>Lucon les Sables<text:tab/>208</text:span></text:p>
      <text:p text:style-name="P57">15 julio<text:tab/>12<text:span text:style-name="T6">a</text:span><text:span text:style-name="T7"><text:tab/>Serre Chevalier Isola<text:tab/>175</text:span></text:p>
      <text:p text:style-name="P57">17 juio<text:tab/>14<text:span text:style-name="T6">a</text:span><text:span text:style-name="T7"><text:tab/>Villard de Marsella<text:tab/>122</text:span></text:p>
      <text:p text:style-name="P57">21 julio<text:tab/>20<text:span text:style-name="T6">a</text:span><text:span text:style-name="T7"><text:tab/>Andorra Tarbes<text:tab/>122</text:span></text:p>
      <text:p text:style-name="P58">KILOMETRAJE<text:tab/>798</text:p>
      <text:p text:style-name="P59">PAÍ<text:span text:style-name="T8">S<text:tab/></text:span>CAPITAL</text:p>
      <text:p text:style-name="P60">ESPAÑA<text:tab/>Madrid</text:p>
      <text:p text:style-name="P60">FRANCIA<text:tab/>París</text:p>
      <text:p text:style-name="P60">PORTUGAL<text:tab/>Lisboa</text:p>
      <text:p text:style-name="P60">ITALIA<text:tab/>Roma</text:p>
      <text:p text:style-name="P61">PRESUPUESTO</text:p>
      <text:p text:style-name="P62"><text:span text:style-name="T2">Producto</text:span><text:tab/><text:span text:style-name="T2">Cantidad</text:span><text:tab/><text:span text:style-name="T2">Precio unidad<text:tab/>Precio total</text:span></text:p>
      <text:p text:style-name="P63">Pantalón<text:tab/>120<text:tab/>1.000<text:tab/>120.000</text:p>
      <text:p text:style-name="P63">Blusa<text:tab/>100<text:tab/>580<text:tab/>58.000</text:p>
      <text:p text:style-name="P63">Falda<text:tab/>50<text:tab/>2.000<text:tab/>100.000</text:p>
      <text:p text:style-name="P64">Importe total<text:tab/>278.0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7T20:55:35.672818888</meta:creation-date>
    <dc:date>2025-03-14T20:12:00.980612252</dc:date>
    <meta:editing-duration>PT43M29S</meta:editing-duration>
    <meta:editing-cycles>6</meta:editing-cycles>
    <meta:generator>LibreOffice/25.2.1.2$Linux_X86_64 LibreOffice_project/520$Build-2</meta:generator>
    <meta:document-statistic meta:table-count="0" meta:image-count="0" meta:object-count="0" meta:page-count="7" meta:paragraph-count="86" meta:word-count="1270" meta:character-count="7858" meta:non-whitespace-character-count="6672"/>
  </office:meta>
</office:document-meta>
</file>